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style:font-name="Courier New" fo:font-size="11pt" fo:language="es" fo:country="ES" style:font-name-asian="Courier New" style:font-size-asian="11pt" style:font-name-complex="Courier New" style:font-size-complex="11pt"/>
    </style:style>
    <style:style style:name="P2" style:family="paragraph" style:parent-style-name="Standard" style:list-style-name="">
      <style:paragraph-properties style:text-autospace="none"/>
      <style:text-properties fo:color="#3f7f5f" style:font-name="Consolas" fo:font-size="18pt" style:font-name-asian="Consolas" style:font-size-asian="18pt" style:font-name-complex="Consolas" style:font-size-complex="18pt"/>
    </style:style>
    <style:style style:name="P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onsolas" fo:font-size="18pt" style:font-name-asian="Consolas" style:font-size-asian="18pt" style:font-name-complex="Consolas" style:font-size-complex="18pt"/>
    </style:style>
    <style:style style:name="P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T1" style:family="text">
      <style:text-properties style:font-name="Courier New" fo:font-size="11pt" fo:language="es" fo:country="ES" style:font-name-asian="Courier New" style:font-size-asian="11pt" style:font-name-complex="Courier New" style:font-size-complex="11pt"/>
    </style:style>
    <style:style style:name="T2" style:family="text">
      <style:text-properties fo:language="es" fo:country="ES"/>
    </style:style>
    <style:style style:name="T3" style:family="text">
      <style:text-properties fo:color="#3f7f5f" style:font-name="Consolas" fo:font-size="18pt" style:font-name-asian="Consolas" style:font-size-asian="18pt" style:font-name-complex="Consolas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HERENCIA FIGURAS</text:p>
      <text:p text:style-name="P1"/>
      <text:p text:style-name="P1"/>
      <text:p text:style-name="P2"><text:span text:style-name="T2">1. Crear una clase abstracta Figura que contenga los métodos obtenerArea,</text:span></text:p>
      <text:p text:style-name="P3">obtenerVolumen y obtenerNombre (o getNombre()).</text:p>
      <text:p text:style-name="P3"><text:s text:c="9"/>*</text:p>
      <text:p text:style-name="P3"><text:s/>2. * De la clase anterior, heredan las siguientes clases </text:p>
      <text:p text:style-name="P3"><text:s/>(las cuales contienen los métodos habituales y deben </text:p>
      <text:p text:style-name="P3"><text:s/>sobreescribir los métodos que sean necesarios):</text:p>
      <text:p text:style-name="P3">Punto.</text:p>
      <text:p text:style-name="P3">Círculo.</text:p>
      <text:p text:style-name="P3">Cilindro (un cilindro se define por un punto, un radio y una altura.</text:p>
      <text:p text:style-name="P3">El área de un cilindro es dos veces el área de un círculo más 2 *PI*</text:p>
      <text:p text:style-name="P3">radio * altura, y el volumen es PI radio ^2 * altura).</text:p>
      <text:p text:style-name="P3">Crear un ArrayList de figuras como prueba, donde el primer elemento del</text:p>
      <text:p text:style-name="P3">vector sea un punto, el segundo un círculo y el tercero un cilindro. </text:p>
      <text:p text:style-name="P3">Posteriormente mostrar por pantalla de forma continuada los nombres, </text:p>
      <text:p text:style-name="P4"><text:span text:style-name="T3">áreas y volúmenes de cada figur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5-19T10:01:33.56</meta:creation-date>
    <dc:date>2015-05-19T10:21:37.81</dc:date>
    <meta:editing-duration>PT20M3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16" meta:word-count="127" meta:character-count="762"/>
  </office:meta>
</office:document-meta>
</file>